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7264in" table:align="left"/>
    </style:style>
    <style:style style:name="Table1.A" style:family="table-column">
      <style:table-column-properties style:column-width="5.7264in"/>
    </style:style>
    <style:style style:name="Table1.A1" style:family="table-cell">
      <style:table-cell-properties style:vertical-align="middle"/>
    </style:style>
    <style:style style:name="P1" style:family="paragraph" style:parent-style-name="Standard">
      <style:text-properties fo:font-size="24pt" fo:font-weight="bold" officeooo:rsid="00060ee1" officeooo:paragraph-rsid="00066e93" style:font-size-asian="28pt" style:font-weight-asian="bold" style:font-size-complex="28pt" style:font-weight-complex="bold"/>
    </style:style>
    <style:style style:name="P2" style:family="paragraph" style:parent-style-name="Standard">
      <style:text-properties fo:font-size="14pt" fo:font-weight="normal" officeooo:rsid="00066e93" officeooo:paragraph-rsid="00066e93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8563c" officeooo:paragraph-rsid="0008563c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08563c" officeooo:paragraph-rsid="000fcf84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9dda0" officeooo:paragraph-rsid="0009dda0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b187c" officeooo:paragraph-rsid="000b187c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01aff" officeooo:paragraph-rsid="00195ace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7dd8" officeooo:paragraph-rsid="00117dd8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140519" officeooo:paragraph-rsid="00140519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5df75" officeooo:paragraph-rsid="0015df7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8bb87" officeooo:paragraph-rsid="001a6e44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25c709" officeooo:paragraph-rsid="0025c709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507460" officeooo:paragraph-rsid="00507460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556cce" officeooo:paragraph-rsid="00507460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640c4d" officeooo:paragraph-rsid="00640c4d" style:font-size-asian="12.25pt" style:font-weight-asian="normal" style:font-size-complex="14pt" style:font-weight-complex="normal"/>
    </style:style>
    <style:style style:name="P16" style:family="paragraph" style:parent-style-name="Standard">
      <style:text-properties fo:font-size="14pt" fo:font-weight="bold" officeooo:rsid="000b187c" officeooo:paragraph-rsid="000b187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129b66" officeooo:paragraph-rsid="00129b6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15df75" officeooo:paragraph-rsid="0018bb8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font-weight="bold" officeooo:rsid="00172a08" officeooo:paragraph-rsid="00172a08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4d16a0" officeooo:paragraph-rsid="004d16a0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bold" officeooo:rsid="004ef6e9" officeooo:paragraph-rsid="004d16a0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font-weight="bold" officeooo:rsid="00507460" officeooo:paragraph-rsid="00507460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59645c" officeooo:paragraph-rsid="0059645c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text-properties fo:font-size="14pt" fo:font-style="italic" fo:font-weight="bold" officeooo:rsid="00172a08" officeooo:paragraph-rsid="00172a08" style:font-size-asian="12.25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text-properties fo:font-size="14pt" fo:font-style="italic" fo:font-weight="bold" officeooo:rsid="00181a8f" officeooo:paragraph-rsid="00181a8f" style:font-size-asian="12.25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text-properties fo:font-size="12pt" fo:font-style="italic" fo:font-weight="bold" officeooo:rsid="001a6e44" officeooo:paragraph-rsid="001a6e44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text-properties fo:font-size="12pt" fo:font-style="italic" fo:font-weight="bold" officeooo:rsid="001ead3a" officeooo:paragraph-rsid="001ead3a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fo:font-size="12pt" fo:font-style="italic" fo:font-weight="bold" officeooo:rsid="00211238" officeooo:paragraph-rsid="00211238" style:font-size-asian="12.25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fo:font-size="12pt" fo:font-style="italic" fo:font-weight="bold" officeooo:rsid="000b187c" officeooo:paragraph-rsid="0059645c" style:font-size-asian="12.25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fo:font-size="12pt" fo:font-style="italic" fo:font-weight="bold" officeooo:rsid="000b187c" officeooo:paragraph-rsid="00640c4d" style:font-size-asian="12.25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fo:font-size="12pt" fo:font-style="italic" fo:font-weight="bold" officeooo:rsid="000b187c" officeooo:paragraph-rsid="0008563c" style:font-size-asian="12.25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text-properties fo:font-size="12pt" fo:font-style="italic" fo:font-weight="bold" officeooo:rsid="000b187c" officeooo:paragraph-rsid="0064c02c" style:font-size-asian="12.25pt" style:font-style-asian="italic" style:font-weight-asian="bold" style:font-size-complex="14pt" style:font-style-complex="italic" style:font-weight-complex="bold"/>
    </style:style>
    <style:style style:name="P34" style:family="paragraph" style:parent-style-name="Standard">
      <style:text-properties fo:font-size="12pt" fo:font-style="italic" fo:font-weight="bold" officeooo:rsid="0067e12f" officeooo:paragraph-rsid="0067e12f" style:font-size-asian="12.25pt" style:font-style-asian="italic" style:font-weight-asian="bold" style:font-size-complex="14pt" style:font-style-complex="italic" style:font-weight-complex="bold"/>
    </style:style>
    <style:style style:name="P35" style:family="paragraph" style:parent-style-name="Standard">
      <style:text-properties officeooo:paragraph-rsid="00284af0"/>
    </style:style>
    <style:style style:name="P36" style:family="paragraph" style:parent-style-name="Standard">
      <style:text-properties officeooo:paragraph-rsid="00292b2f"/>
    </style:style>
    <style:style style:name="P37" style:family="paragraph" style:parent-style-name="Standard">
      <style:text-properties officeooo:paragraph-rsid="0029c737"/>
    </style:style>
    <style:style style:name="P38" style:family="paragraph" style:parent-style-name="Standard">
      <style:text-properties officeooo:paragraph-rsid="002a76e5"/>
    </style:style>
    <style:style style:name="P39" style:family="paragraph" style:parent-style-name="Standard">
      <style:text-properties officeooo:paragraph-rsid="002ba18b"/>
    </style:style>
    <style:style style:name="P40" style:family="paragraph" style:parent-style-name="Standard">
      <style:text-properties officeooo:paragraph-rsid="002f0587"/>
    </style:style>
    <style:style style:name="P41" style:family="paragraph" style:parent-style-name="Standard">
      <style:text-properties officeooo:paragraph-rsid="00316afb"/>
    </style:style>
    <style:style style:name="P42" style:family="paragraph" style:parent-style-name="Standard">
      <style:text-properties officeooo:paragraph-rsid="0037e801"/>
    </style:style>
    <style:style style:name="P43" style:family="paragraph" style:parent-style-name="Standard">
      <style:text-properties officeooo:paragraph-rsid="0038c5ff"/>
    </style:style>
    <style:style style:name="P44" style:family="paragraph" style:parent-style-name="Standard">
      <style:text-properties fo:font-weight="bold" style:font-weight-asian="bold" style:font-weight-complex="bold"/>
    </style:style>
    <style:style style:name="P4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6" style:family="paragraph" style:parent-style-name="Standard">
      <style:text-properties fo:font-style="italic" fo:font-weight="bold" officeooo:rsid="00441286" officeooo:paragraph-rsid="00441286" style:font-style-asian="italic" style:font-weight-asian="bold" style:font-style-complex="italic" style:font-weight-complex="bold"/>
    </style:style>
    <style:style style:name="P47" style:family="paragraph" style:parent-style-name="Standard">
      <style:text-properties officeooo:paragraph-rsid="00441286"/>
    </style:style>
    <style:style style:name="P48" style:family="paragraph" style:parent-style-name="Standard">
      <style:text-properties fo:font-size="18pt" style:text-underline-style="solid" style:text-underline-width="auto" style:text-underline-color="font-color" fo:font-weight="bold" officeooo:rsid="0049572d" officeooo:paragraph-rsid="0049572d" style:font-size-asian="12.25pt" style:font-weight-asian="bold" style:font-size-complex="14pt" style:font-weight-complex="bold"/>
    </style:style>
    <style:style style:name="P49" style:family="paragraph" style:parent-style-name="Standard">
      <style:text-properties officeooo:paragraph-rsid="004ad10b"/>
    </style:style>
    <style:style style:name="P50" style:family="paragraph" style:parent-style-name="Standard"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1" style:family="paragraph" style:parent-style-name="Standard">
      <style:paragraph-properties>
        <style:tab-stops>
          <style:tab-stop style:position="1.9583in"/>
        </style:tab-stops>
      </style:paragraph-properties>
      <style:text-properties style:font-name="Liberation Mono" fo:font-size="10pt" fo:font-style="italic" style:text-underline-style="none" fo:font-weight="bold" style:font-style-asian="italic" style:font-weight-asian="bold" style:font-style-complex="italic" style:font-weight-complex="bold"/>
    </style:style>
    <style:style style:name="P52" style:family="paragraph" style:parent-style-name="Standard">
      <style:text-properties officeooo:paragraph-rsid="005395f8"/>
    </style:style>
    <style:style style:name="P53" style:family="paragraph" style:parent-style-name="Standard">
      <style:text-properties officeooo:paragraph-rsid="005cb8bb"/>
    </style:style>
    <style:style style:name="P54" style:family="paragraph" style:parent-style-name="Standard">
      <style:text-properties officeooo:paragraph-rsid="005e6f53"/>
    </style:style>
    <style:style style:name="P55" style:family="paragraph" style:parent-style-name="Standard">
      <style:text-properties officeooo:paragraph-rsid="005f5d38"/>
    </style:style>
    <style:style style:name="P56" style:family="paragraph" style:parent-style-name="Standard">
      <style:text-properties officeooo:paragraph-rsid="00685b93"/>
    </style:style>
    <style:style style:name="P57" style:family="paragraph" style:parent-style-name="Standard">
      <style:text-properties officeooo:paragraph-rsid="0072a3fd"/>
    </style:style>
    <style:style style:name="P58" style:family="paragraph" style:parent-style-name="Standard">
      <style:text-properties officeooo:paragraph-rsid="00732efc"/>
    </style:style>
    <style:style style:name="P59" style:family="paragraph" style:parent-style-name="Standard">
      <style:text-properties officeooo:paragraph-rsid="0067e12f"/>
    </style:style>
    <style:style style:name="P60" style:family="paragraph" style:parent-style-name="Standard">
      <style:text-properties officeooo:rsid="007f6312" officeooo:paragraph-rsid="007f6312"/>
    </style:style>
    <style:style style:name="P61" style:family="paragraph" style:parent-style-name="Heading_20_3">
      <style:text-properties officeooo:paragraph-rsid="0038ae19"/>
    </style:style>
    <style:style style:name="P62" style:family="paragraph" style:parent-style-name="Heading_20_3">
      <style:text-properties officeooo:paragraph-rsid="0038c5ff"/>
    </style:style>
    <style:style style:name="P63" style:family="paragraph" style:parent-style-name="Heading_20_3">
      <style:text-properties fo:font-weight="bold" style:font-weight-asian="bold" style:font-weight-complex="bold"/>
    </style:style>
    <style:style style:name="P64" style:family="paragraph" style:parent-style-name="Heading_20_3">
      <style:text-properties officeooo:paragraph-rsid="004ad10b"/>
    </style:style>
    <style:style style:name="P65" style:family="paragraph" style:parent-style-name="Text_20_body">
      <style:text-properties officeooo:paragraph-rsid="004ad10b"/>
    </style:style>
    <style:style style:name="P66" style:family="paragraph" style:parent-style-name="Text_20_body">
      <style:text-properties officeooo:paragraph-rsid="00685b93"/>
    </style:style>
    <style:style style:name="P67" style:family="paragraph" style:parent-style-name="Text_20_body">
      <style:text-properties officeooo:paragraph-rsid="006bbf1e"/>
    </style:style>
    <style:style style:name="P68" style:family="paragraph" style:parent-style-name="Text_20_body">
      <style:text-properties officeooo:paragraph-rsid="006c0a37"/>
    </style:style>
    <style:style style:name="P69" style:family="paragraph" style:parent-style-name="Text_20_body">
      <style:text-properties officeooo:paragraph-rsid="006d38ff"/>
    </style:style>
    <style:style style:name="P70" style:family="paragraph" style:parent-style-name="Text_20_body">
      <style:text-properties officeooo:paragraph-rsid="0072a3fd"/>
    </style:style>
    <style:style style:name="P71" style:family="paragraph" style:parent-style-name="Text_20_body">
      <style:text-properties officeooo:paragraph-rsid="0075ccd1"/>
    </style:style>
    <style:style style:name="P72" style:family="paragraph" style:parent-style-name="Text_20_body">
      <style:text-properties officeooo:paragraph-rsid="00793404"/>
    </style:style>
    <style:style style:name="P73" style:family="paragraph" style:parent-style-name="Heading_20_1">
      <style:text-properties officeooo:paragraph-rsid="004ad10b"/>
    </style:style>
    <style:style style:name="P74" style:family="paragraph" style:parent-style-name="Heading_20_1">
      <style:text-properties officeooo:paragraph-rsid="00685b93"/>
    </style:style>
    <style:style style:name="P75" style:family="paragraph" style:parent-style-name="Preformatted_20_Text">
      <style:paragraph-properties fo:margin-top="0in" fo:margin-bottom="0.1965in" loext:contextual-spacing="false"/>
      <style:text-properties officeooo:paragraph-rsid="007d4cfe"/>
    </style:style>
    <style:style style:name="P76" style:family="paragraph" style:parent-style-name="Standard">
      <style:text-properties fo:color="#000000" fo:font-size="10pt" fo:font-style="italic" fo:font-weight="bold" officeooo:rsid="000b187c" officeooo:paragraph-rsid="007f6312" style:font-size-asian="12.25pt" style:font-style-asian="italic" style:font-weight-asian="bold" style:font-size-complex="14pt" style:font-style-complex="italic" style:font-weight-complex="bold"/>
    </style:style>
    <style:style style:name="P77" style:family="paragraph" style:parent-style-name="Text_20_body" style:list-style-name="L5">
      <style:text-properties officeooo:paragraph-rsid="00685b93"/>
    </style:style>
    <style:style style:name="P78" style:family="paragraph" style:parent-style-name="Text_20_body" style:list-style-name="L5">
      <style:text-properties officeooo:paragraph-rsid="006ef93f"/>
    </style:style>
    <style:style style:name="P79" style:family="paragraph" style:parent-style-name="Text_20_body" style:list-style-name="L12">
      <style:text-properties officeooo:paragraph-rsid="0072a3fd"/>
    </style:style>
    <style:style style:name="P80" style:family="paragraph" style:parent-style-name="Text_20_body" style:list-style-name="L1">
      <style:paragraph-properties fo:margin-top="0in" fo:margin-bottom="0in" loext:contextual-spacing="false"/>
    </style:style>
    <style:style style:name="P81" style:family="paragraph" style:parent-style-name="Text_20_body" style:list-style-name="L1">
      <style:paragraph-properties fo:margin-top="0in" fo:margin-bottom="0in" loext:contextual-spacing="false"/>
      <style:text-properties officeooo:paragraph-rsid="006d38ff"/>
    </style:style>
    <style:style style:name="P82" style:family="paragraph" style:parent-style-name="Text_20_body" style:list-style-name="L1">
      <style:paragraph-properties fo:margin-top="0in" fo:margin-bottom="0in" loext:contextual-spacing="false"/>
      <style:text-properties officeooo:paragraph-rsid="0072a3fd"/>
    </style:style>
    <style:style style:name="P83" style:family="paragraph" style:parent-style-name="Text_20_body" style:list-style-name="L2">
      <style:paragraph-properties fo:margin-top="0in" fo:margin-bottom="0in" loext:contextual-spacing="false"/>
    </style:style>
    <style:style style:name="P84" style:family="paragraph" style:parent-style-name="Text_20_body" style:list-style-name="L3">
      <style:paragraph-properties fo:margin-top="0in" fo:margin-bottom="0in" loext:contextual-spacing="false"/>
    </style:style>
    <style:style style:name="P85" style:family="paragraph" style:parent-style-name="Text_20_body" style:list-style-name="L4">
      <style:paragraph-properties fo:margin-top="0in" fo:margin-bottom="0in" loext:contextual-spacing="false"/>
      <style:text-properties officeooo:paragraph-rsid="006a4729"/>
    </style:style>
    <style:style style:name="P86" style:family="paragraph" style:parent-style-name="Text_20_body" style:list-style-name="L6">
      <style:paragraph-properties fo:margin-top="0in" fo:margin-bottom="0in" loext:contextual-spacing="false"/>
      <style:text-properties officeooo:paragraph-rsid="006d38ff"/>
    </style:style>
    <style:style style:name="P87" style:family="paragraph" style:parent-style-name="Text_20_body" style:list-style-name="L7">
      <style:paragraph-properties fo:margin-top="0in" fo:margin-bottom="0in" loext:contextual-spacing="false"/>
      <style:text-properties officeooo:paragraph-rsid="006d38ff"/>
    </style:style>
    <style:style style:name="P88" style:family="paragraph" style:parent-style-name="Text_20_body" style:list-style-name="L8">
      <style:paragraph-properties fo:margin-top="0in" fo:margin-bottom="0in" loext:contextual-spacing="false"/>
      <style:text-properties officeooo:paragraph-rsid="006d38ff"/>
    </style:style>
    <style:style style:name="P89" style:family="paragraph" style:parent-style-name="Text_20_body" style:list-style-name="L9">
      <style:paragraph-properties fo:margin-top="0in" fo:margin-bottom="0in" loext:contextual-spacing="false"/>
      <style:text-properties officeooo:paragraph-rsid="0072a3fd"/>
    </style:style>
    <style:style style:name="P90" style:family="paragraph" style:parent-style-name="Text_20_body" style:list-style-name="L10">
      <style:paragraph-properties fo:margin-top="0in" fo:margin-bottom="0in" loext:contextual-spacing="false"/>
      <style:text-properties officeooo:paragraph-rsid="0072a3fd"/>
    </style:style>
    <style:style style:name="P91" style:family="paragraph" style:parent-style-name="Text_20_body" style:list-style-name="L11">
      <style:paragraph-properties fo:margin-top="0in" fo:margin-bottom="0in" loext:contextual-spacing="false"/>
      <style:text-properties officeooo:paragraph-rsid="0072a3fd"/>
    </style:style>
    <style:style style:name="P92" style:family="paragraph" style:parent-style-name="Table_20_Contents">
      <style:text-properties fo:font-size="10pt" fo:font-weight="bold" officeooo:rsid="000b187c" style:font-size-asian="12.25pt" style:font-weight-asian="bold" style:font-size-complex="14pt" style:font-weight-complex="bold"/>
    </style:style>
    <style:style style:name="T1" style:family="text">
      <style:text-properties fo:font-size="28pt"/>
    </style:style>
    <style:style style:name="T2" style:family="text">
      <style:text-properties officeooo:rsid="00066e93"/>
    </style:style>
    <style:style style:name="T3" style:family="text">
      <style:text-properties officeooo:rsid="000764bc"/>
    </style:style>
    <style:style style:name="T4" style:family="text">
      <style:text-properties fo:font-size="14pt" fo:font-style="normal" fo:font-weight="bold" officeooo:rsid="00284af0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fo:font-size="14pt" fo:font-style="normal" fo:font-weight="bold" officeooo:rsid="002993e1" style:font-size-asian="12.25pt" style:font-style-asian="normal" style:font-weight-asian="bold" style:font-size-complex="14pt" style:font-style-complex="normal" style:font-weight-complex="bold"/>
    </style:style>
    <style:style style:name="T6" style:family="text">
      <style:text-properties fo:font-size="14pt" fo:font-style="normal" fo:font-weight="bold" officeooo:rsid="0034160d" style:font-size-asian="12.25pt" style:font-style-asian="normal" style:font-weight-asian="bold" style:font-size-complex="14pt" style:font-style-complex="normal" style:font-weight-complex="bold"/>
    </style:style>
    <style:style style:name="T7" style:family="text">
      <style:text-properties fo:font-size="14pt" fo:font-style="normal" fo:font-weight="normal" officeooo:rsid="00284af0" style:font-size-asian="12.25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size="14pt" fo:font-style="normal" fo:font-weight="normal" officeooo:rsid="00292b2f" style:font-size-asian="12.25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14pt" fo:font-style="normal" fo:font-weight="normal" officeooo:rsid="0067e12f" style:font-size-asian="12.25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officeooo:rsid="000d3980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764bc" style:font-weight-asian="bold" style:font-weight-complex="bold"/>
    </style:style>
    <style:style style:name="T14" style:family="text">
      <style:text-properties fo:font-weight="bold" officeooo:rsid="0018bb87" style:font-weight-asian="bold" style:font-weight-complex="bold"/>
    </style:style>
    <style:style style:name="T15" style:family="text">
      <style:text-properties fo:font-weight="bold" officeooo:rsid="00441286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officeooo:rsid="0022fcd9" style:font-style-asian="italic" style:font-weight-asian="bold" style:font-style-complex="italic" style:font-weight-complex="bold"/>
    </style:style>
    <style:style style:name="T18" style:family="text">
      <style:text-properties officeooo:rsid="0022fcd9"/>
    </style:style>
    <style:style style:name="T19" style:family="text">
      <style:text-properties style:font-name="Liberation Serif" fo:font-size="12pt" fo:font-style="italic" fo:font-weight="bold" officeooo:rsid="00292b2f" style:font-size-asian="12pt" style:font-style-asian="italic" style:font-weight-asian="bold" style:font-size-complex="12pt" style:font-style-complex="italic" style:font-weight-complex="bold"/>
    </style:style>
    <style:style style:name="T20" style:family="text">
      <style:text-properties style:font-name="Liberation Serif" fo:font-size="12pt" fo:font-style="italic" fo:font-weight="bold" officeooo:rsid="0029c737" style:font-size-asian="12pt" style:font-style-asian="italic" style:font-weight-asian="bold" style:font-size-complex="12pt" style:font-style-complex="italic" style:font-weight-complex="bold"/>
    </style:style>
    <style:style style:name="T21" style:family="text">
      <style:text-properties style:font-name="Liberation Serif" fo:font-size="12pt" fo:font-style="italic" fo:font-weight="bold" officeooo:rsid="002a76e5" style:font-size-asian="12pt" style:font-style-asian="italic" style:font-weight-asian="bold" style:font-size-complex="12pt" style:font-style-complex="italic" style:font-weight-complex="bold"/>
    </style:style>
    <style:style style:name="T22" style:family="text">
      <style:text-properties style:font-name="Liberation Serif" fo:font-size="12pt" fo:font-style="italic" fo:font-weight="bold" officeooo:rsid="002ba18b" style:font-size-asian="12pt" style:font-style-asian="italic" style:font-weight-asian="bold" style:font-size-complex="12pt" style:font-style-complex="italic" style:font-weight-complex="bold"/>
    </style:style>
    <style:style style:name="T23" style:family="text">
      <style:text-properties style:font-name="Liberation Serif" fo:font-size="12pt" fo:font-style="italic" fo:font-weight="bold" officeooo:rsid="002f0587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style:font-name="Liberation Serif" fo:font-size="12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25" style:family="text">
      <style:text-properties style:font-name="Liberation Serif" fo:font-size="12pt" fo:font-style="normal" fo:font-weight="bold" officeooo:rsid="0037e801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Liberation Serif" fo:font-size="12pt" fo:font-style="normal" fo:font-weight="bold" officeooo:rsid="0038ae19" style:font-size-asian="16pt" style:font-style-asian="normal" style:font-weight-asian="bold" style:font-size-complex="16pt" style:font-style-complex="normal" style:font-weight-complex="bold"/>
    </style:style>
    <style:style style:name="T27" style:family="text">
      <style:text-properties style:font-name="Liberation Serif" fo:font-size="12pt" fo:font-style="normal" fo:font-weight="bold" officeooo:rsid="0038c5ff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style:font-name="Liberation Serif" fo:font-size="12pt" fo:font-style="normal" fo:font-weight="bold" officeooo:rsid="003bb28a" style:font-size-asian="16pt" style:font-style-asian="normal" style:font-weight-asian="bold" style:font-size-complex="16pt" style:font-style-complex="normal" style:font-weight-complex="bold"/>
    </style:style>
    <style:style style:name="T29" style:family="text">
      <style:text-properties style:font-name="Liberation Serif" fo:font-size="12pt" fo:font-style="normal" fo:font-weight="bold" officeooo:rsid="003f2a74" style:font-size-asian="16pt" style:font-style-asian="normal" style:font-weight-asian="bold" style:font-size-complex="16pt" style:font-style-complex="normal" style:font-weight-complex="bold"/>
    </style:style>
    <style:style style:name="T30" style:family="text">
      <style:text-properties style:font-name="Liberation Serif" fo:font-size="12pt" fo:font-style="normal" fo:font-weight="bold" officeooo:rsid="0040bb77" style:font-size-asian="16pt" style:font-style-asian="normal" style:font-weight-asian="bold" style:font-size-complex="16pt" style:font-style-complex="normal" style:font-weight-complex="bold"/>
    </style:style>
    <style:style style:name="T31" style:family="text">
      <style:text-properties style:font-name="Liberation Serif" fo:font-size="16pt" fo:font-style="normal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2" style:family="text">
      <style:text-properties style:font-name="Liberation Serif" fo:font-size="16pt" fo:font-style="normal" fo:font-weight="normal" officeooo:rsid="002ba18b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Liberation Serif" fo:font-size="16pt" fo:font-style="normal" fo:font-weight="normal" officeooo:rsid="002d676d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Liberation Serif" fo:font-size="16pt" fo:font-style="normal" style:text-underline-style="solid" style:text-underline-width="auto" style:text-underline-color="font-color" fo:font-weight="bold" officeooo:rsid="00316afb" style:font-size-asian="16pt" style:font-style-asian="normal" style:font-weight-asian="bold" style:font-size-complex="16pt" style:font-style-complex="normal" style:font-weight-complex="bold"/>
    </style:style>
    <style:style style:name="T3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5395f8" style:font-size-asian="16pt" style:font-style-asian="normal" style:font-weight-asian="bold" style:font-size-complex="16pt" style:font-style-complex="normal" style:font-weight-complex="bold"/>
    </style:style>
    <style:style style:name="T36" style:family="text">
      <style:text-properties style:font-name="Liberation Serif" fo:font-size="18pt" fo:font-style="normal" fo:font-weight="bold" officeooo:rsid="004ad10b" style:font-style-asian="normal" style:font-weight-asian="bold" style:font-style-complex="normal" style:font-weight-complex="bold"/>
    </style:style>
    <style:style style:name="T37" style:family="text">
      <style:text-properties officeooo:rsid="0041041f"/>
    </style:style>
    <style:style style:name="T38" style:family="text">
      <style:text-properties fo:font-style="normal" style:font-style-asian="normal" style:font-style-complex="normal"/>
    </style:style>
    <style:style style:name="T39" style:family="text">
      <style:text-properties fo:font-style="normal" officeooo:rsid="0047ef8c" style:font-style-asian="normal" style:font-style-complex="normal"/>
    </style:style>
    <style:style style:name="T40" style:family="text">
      <style:text-properties fo:font-size="10pt" fo:font-style="italic" fo:font-weight="bold" officeooo:rsid="00441286" style:font-style-asian="italic" style:font-weight-asian="bold" style:font-style-complex="italic" style:font-weight-complex="bold"/>
    </style:style>
    <style:style style:name="T41" style:family="text">
      <style:text-properties fo:font-size="10pt" fo:font-style="italic" fo:font-weight="bold" officeooo:rsid="005f5d38" style:font-style-asian="italic" style:font-weight-asian="bold" style:font-style-complex="italic" style:font-weight-complex="bold"/>
    </style:style>
    <style:style style:name="T42" style:family="text">
      <style:text-properties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43" style:family="text">
      <style:text-properties fo:font-size="10pt" fo:font-style="italic" style:text-underline-style="none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44" style:family="text">
      <style:text-properties fo:font-size="10pt" fo:font-style="italic" style:text-underline-style="none" fo:font-weight="bold" officeooo:rsid="00749a0e" style:font-size-asian="24pt" style:font-style-asian="italic" style:font-weight-asian="bold" style:font-size-complex="24pt" style:font-style-complex="italic" style:font-weight-complex="bold"/>
    </style:style>
    <style:style style:name="T45" style:family="text">
      <style:text-properties fo:font-size="10pt" fo:font-style="italic" officeooo:rsid="005f5d38" style:font-style-asian="italic" style:font-style-complex="italic"/>
    </style:style>
    <style:style style:name="T46" style:family="text">
      <style:text-properties fo:font-size="10pt" fo:font-weight="bold" officeooo:rsid="000b187c" style:font-size-asian="12.25pt" style:font-weight-asian="bold" style:font-size-complex="14pt" style:font-weight-complex="bold"/>
    </style:style>
    <style:style style:name="T47" style:family="text">
      <style:text-properties style:font-name="Liberation Mono" fo:font-size="18pt" fo:font-style="normal" fo:font-weight="bold" officeooo:rsid="004ad10b" style:font-style-asian="normal" style:font-weight-asian="bold" style:font-style-complex="normal" style:font-weight-complex="bold"/>
    </style:style>
    <style:style style:name="T48" style:family="text">
      <style:text-properties style:font-name="Liberation Mono" fo:font-size="18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49" style:family="text">
      <style:text-properties style:font-name="Liberation Mono" fo:font-size="18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50" style:family="text">
      <style:text-properties style:font-name="Liberation Mono" fo:font-size="18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51" style:family="text">
      <style:text-properties style:font-name="Liberation Mono" fo:font-size="10pt" fo:font-style="italic" fo:font-weight="bold" officeooo:rsid="004ad10b" style:font-style-asian="italic" style:font-weight-asian="bold" style:font-style-complex="italic" style:font-weight-complex="bold"/>
    </style:style>
    <style:style style:name="T52" style:family="text">
      <style:text-properties style:font-name="Liberation Mono" fo:font-size="10pt" fo:font-style="italic" fo:font-weight="bold" officeooo:rsid="005cb8bb" style:font-style-asian="italic" style:font-weight-asian="bold" style:font-style-complex="italic" style:font-weight-complex="bold"/>
    </style:style>
    <style:style style:name="T53" style:family="text">
      <style:text-properties style:font-name="Liberation Mono" fo:font-size="10pt" fo:font-style="italic" fo:font-weight="bold" officeooo:rsid="005f5d38" style:font-style-asian="italic" style:font-weight-asian="bold" style:font-style-complex="italic" style:font-weight-complex="bold"/>
    </style:style>
    <style:style style:name="T54" style:family="text">
      <style:text-properties style:font-name="Liberation Mono" fo:font-size="10pt" fo:font-style="italic" fo:font-weight="bold" officeooo:rsid="00685b93" style:font-style-asian="italic" style:font-weight-asian="bold" style:font-style-complex="italic" style:font-weight-complex="bold"/>
    </style:style>
    <style:style style:name="T55" style:family="text">
      <style:text-properties style:font-name="Liberation Mono" fo:font-size="10pt" fo:font-style="italic" fo:font-weight="bold" officeooo:rsid="007e4747" style:font-style-asian="italic" style:font-weight-asian="bold" style:font-style-complex="italic" style:font-weight-complex="bold"/>
    </style:style>
    <style:style style:name="T56" style:family="text">
      <style:text-properties style:font-name="Liberation Mono" fo:font-size="10pt" fo:font-style="italic" fo:font-weight="bold" officeooo:rsid="008142b6" style:font-style-asian="italic" style:font-weight-asian="bold" style:font-style-complex="italic" style:font-weight-complex="bold"/>
    </style:style>
    <style:style style:name="T57" style:family="text">
      <style:text-properties style:font-name="Liberation Mono" fo:font-size="10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58" style:family="text">
      <style:text-properties style:font-name="Liberation Mono" fo:font-size="12pt" fo:font-style="italic" officeooo:rsid="0069501a" fo:background-color="#ffffff" loext:char-shading-value="0" style:font-style-asian="italic" style:font-style-complex="italic"/>
    </style:style>
    <style:style style:name="T59" style:family="text">
      <style:text-properties style:font-name="Liberation Mono" fo:font-size="12pt" fo:font-style="italic" fo:font-weight="bold" officeooo:rsid="004ad10b" style:font-size-asian="24pt" style:font-style-asian="italic" style:font-weight-asian="bold" style:font-size-complex="24pt" style:font-style-complex="italic" style:font-weight-complex="bold"/>
    </style:style>
    <style:style style:name="T60" style:family="text">
      <style:text-properties style:font-name="Liberation Mono" fo:font-size="20pt" fo:font-style="normal" style:text-underline-style="solid" style:text-underline-width="auto" style:text-underline-color="font-color" officeooo:rsid="0069501a" fo:background-color="#ffffff" loext:char-shading-value="0" style:font-style-asian="normal" style:font-style-complex="normal"/>
    </style:style>
    <style:style style:name="T61" style:family="text">
      <style:text-properties style:font-name="Liberation Mono" fo:font-size="14pt" fo:font-style="italic" style:text-underline-style="none" fo:font-weight="bold" officeooo:rsid="006bbf1e" style:font-size-asian="24pt" style:font-style-asian="italic" style:font-weight-asian="bold" style:font-size-complex="24pt" style:font-style-complex="italic" style:font-weight-complex="bold"/>
    </style:style>
    <style:style style:name="T62" style:family="text">
      <style:text-properties style:font-name="Liberation Mono" fo:font-size="14pt" fo:font-style="italic" style:text-underline-style="none" fo:font-weight="bold" officeooo:rsid="006c0a37" style:font-size-asian="24pt" style:font-style-asian="italic" style:font-weight-asian="bold" style:font-size-complex="24pt" style:font-style-complex="italic" style:font-weight-complex="bold"/>
    </style:style>
    <style:style style:name="T63" style:family="text">
      <style:text-properties style:font-name="Liberation Mono" fo:font-size="14pt" fo:font-style="italic" style:text-underline-style="none" fo:font-weight="bold" officeooo:rsid="0072a3fd" style:font-size-asian="24pt" style:font-style-asian="italic" style:font-weight-asian="bold" style:font-size-complex="24pt" style:font-style-complex="italic" style:font-weight-complex="bold"/>
    </style:style>
    <style:style style:name="T64" style:family="text">
      <style:text-properties style:font-name="Liberation Mono" fo:font-size="16pt" fo:font-style="italic" fo:font-weight="bold" officeooo:rsid="00685b93" style:font-size-asian="24pt" style:font-style-asian="italic" style:font-weight-asian="bold" style:font-size-complex="24pt" style:font-style-complex="italic" style:font-weight-complex="bold"/>
    </style:style>
    <style:style style:name="T65" style:family="text">
      <style:text-properties style:font-name="Liberation Mono" fo:font-size="16pt" fo:font-style="normal" style:text-underline-style="solid" style:text-underline-width="auto" style:text-underline-color="font-color" fo:font-weight="bold" officeooo:rsid="00685b93" style:font-size-asian="24pt" style:font-style-asian="normal" style:font-weight-asian="bold" style:font-size-complex="24pt" style:font-style-complex="normal" style:font-weight-complex="bold"/>
    </style:style>
    <style:style style:name="T66" style:family="text">
      <style:text-properties style:font-name="Liberation Mono" fo:font-size="16pt" fo:font-style="normal" style:text-underline-style="none" fo:font-weight="bold" officeooo:rsid="0075ccd1" style:font-size-asian="24pt" style:font-style-asian="normal" style:font-weight-asian="bold" style:font-size-complex="24pt" style:font-style-complex="normal" style:font-weight-complex="bold"/>
    </style:style>
    <style:style style:name="T67" style:family="text">
      <style:text-properties fo:font-weight="normal" style:font-weight-asian="normal" style:font-weight-complex="normal"/>
    </style:style>
    <style:style style:name="T68" style:family="text">
      <style:text-properties fo:font-weight="normal" officeooo:rsid="00556cce" style:font-weight-asian="normal" style:font-weight-complex="normal"/>
    </style:style>
    <style:style style:name="T69" style:family="text">
      <style:text-properties fo:color="#000000" fo:font-size="16pt" style:text-underline-style="none" officeooo:rsid="000fac1c" fo:background-color="#ffffff" loext:char-shading-value="0"/>
    </style:style>
    <style:style style:name="T70" style:family="text">
      <style:text-properties fo:color="#000000" fo:font-size="14pt" fo:font-style="normal" style:text-underline-style="solid" style:text-underline-width="auto" style:text-underline-color="font-color" fo:font-weight="bold" officeooo:rsid="00798257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1" style:family="text">
      <style:text-properties fo:color="#000000" fo:font-size="14pt" fo:font-style="normal" style:text-underline-style="solid" style:text-underline-width="auto" style:text-underline-color="font-color" fo:font-weight="bold" officeooo:rsid="0079942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2" style:family="text">
      <style:text-properties fo:color="#000000" fo:font-size="14pt" fo:font-style="normal" style:text-underline-style="solid" style:text-underline-width="auto" style:text-underline-color="font-color" fo:font-weight="bold" officeooo:rsid="007d4cfe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73" style:family="text">
      <style:text-properties fo:color="#000000" fo:font-size="12pt" fo:font-style="italic" fo:font-weight="bold" style:font-size-asian="12.25pt" style:font-style-asian="italic" style:font-weight-asian="bold" style:font-size-complex="14pt" style:font-style-complex="italic" style:font-weight-complex="bold"/>
    </style:style>
    <style:style style:name="T74" style:family="text">
      <style:text-properties fo:color="#000000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5" style:family="text">
      <style:text-properties fo:color="#0000bb" fo:font-size="12pt" fo:font-style="italic" style:text-underline-style="none" officeooo:rsid="0005573d" fo:background-color="#ffffff" loext:char-shading-value="0" style:font-style-asian="italic" style:font-style-complex="italic"/>
    </style:style>
    <style:style style:name="T76" style:family="text">
      <style:text-properties fo:color="#0000cd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7" style:family="text">
      <style:text-properties fo:color="#a52a2a" fo:font-size="12pt" fo:font-style="italic" fo:font-weight="bold" officeooo:rsid="000b187c" style:font-size-asian="12.25pt" style:font-style-asian="italic" style:font-weight-asian="bold" style:font-size-complex="14pt" style:font-style-complex="italic" style:font-weight-complex="bold"/>
    </style:style>
    <style:style style:name="T78" style:family="text">
      <style:text-properties fo:font-size="12pt" fo:font-style="italic" fo:font-weight="normal" officeooo:rsid="005f5d38" style:font-style-asian="italic" style:font-weight-asian="normal" style:font-style-complex="italic" style:font-weight-complex="normal"/>
    </style:style>
    <style:style style:name="T79" style:family="text">
      <style:text-properties fo:font-size="16pt" fo:font-style="italic" fo:font-weight="normal" officeooo:rsid="005f5d38" style:font-style-asian="italic" style:font-weight-asian="normal" style:font-style-complex="italic" style:font-weight-complex="normal"/>
    </style:style>
    <style:style style:name="T80" style:family="text">
      <style:text-properties fo:font-size="18pt" fo:font-style="italic" fo:font-weight="normal" officeooo:rsid="005f5d38" style:font-style-asian="italic" style:font-weight-asian="normal" style:font-style-complex="italic" style:font-weight-complex="normal"/>
    </style:style>
    <style:style style:name="T81" style:family="text">
      <style:text-properties fo:color="#3333ff" fo:font-size="10pt" fo:font-style="italic" style:text-underline-style="none" fo:font-weight="bold" officeooo:rsid="005f5d38" fo:background-color="#ffffff" loext:char-shading-value="0" style:font-size-asian="10pt" style:font-style-asian="italic" style:font-weight-asian="bold" style:font-size-complex="10pt" style:font-style-complex="italic" style:font-weight-complex="bold"/>
    </style:style>
    <style:style style:name="T82" style:family="text">
      <style:text-properties fo:color="#3333ff" fo:font-size="10pt" fo:font-style="italic" fo:font-weight="bold" officeooo:rsid="005f5d38" style:font-style-asian="italic" style:font-weight-asian="bold" style:font-style-complex="italic" style:font-weight-complex="bold"/>
    </style:style>
    <style:style style:name="T83" style:family="text">
      <style:text-properties fo:color="#3333ff" fo:font-size="10pt" fo:font-style="italic" fo:font-weight="bold" officeooo:rsid="006d38ff" style:font-style-asian="italic" style:font-weight-asian="bold" style:font-style-complex="italic" style:font-weight-complex="bold"/>
    </style:style>
    <style:style style:name="T84" style:family="text">
      <style:text-properties fo:color="#3333ff" fo:font-size="10pt" fo:font-style="italic" fo:font-weight="bold" officeooo:rsid="007347b6" style:font-style-asian="italic" style:font-weight-asian="bold" style:font-style-complex="italic" style:font-weight-complex="bold"/>
    </style:style>
    <style:style style:name="T85" style:family="text">
      <style:text-properties fo:color="#3333ff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86" style:family="text">
      <style:text-properties fo:color="#66ccff" style:font-name="Liberation Mono" fo:font-size="8pt" fo:font-style="normal" style:text-underline-style="solid" style:text-underline-width="auto" style:text-underline-color="font-color" fo:font-weight="bold" officeooo:rsid="00793404" style:font-size-asian="24pt" style:font-style-asian="normal" style:font-weight-asian="bold" style:font-size-complex="24pt" style:font-style-complex="normal" style:font-weight-complex="bold"/>
    </style:style>
    <style:style style:name="T87" style:family="text">
      <style:text-properties fo:color="#ff3333" fo:font-size="12pt" fo:font-style="italic" style:text-underline-style="none" fo:font-weight="bold" officeooo:rsid="005f5d38" style:font-size-asian="24pt" style:font-style-asian="italic" style:font-weight-asian="bold" style:font-size-complex="24pt" style:font-style-complex="italic" style:font-weight-complex="bold"/>
    </style:style>
    <style:style style:name="T88" style:family="text">
      <style:text-properties fo:color="#ff3333" fo:font-size="12pt" fo:font-style="italic" style:text-underline-style="none" fo:font-weight="bold" officeooo:rsid="00780bd7" style:font-size-asian="24pt" style:font-style-asian="italic" style:font-weight-asian="bold" style:font-size-complex="24pt" style:font-style-complex="italic" style:font-weight-complex="bold"/>
    </style:style>
    <style:style style:name="T89" style:family="text">
      <style:text-properties fo:color="#ff3333" fo:font-size="12pt" fo:font-style="italic" style:text-underline-style="none" fo:font-weight="bold" officeooo:rsid="0075ccd1" style:font-size-asian="24pt" style:font-style-asian="italic" style:font-weight-asian="bold" style:font-size-complex="24pt" style:font-style-complex="italic" style:font-weight-complex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&lt;&lt;&lt;…<text:span text:style-name="T1">Jquery Function and Event</text:span>… &gt;&gt;&gt;&gt;<text:line-break/><text:line-break/><text:span text:style-name="T2">Functions:</text:span></text:p>
      <text:p text:style-name="P2"><text:span text:style-name="T3">1)</text:span><text:span text:style-name="T13"> </text:span><text:span text:style-name="T12">$.isNumeric</text:span>(data): it use to check numeric <text:s/>data.</text:p>
      <text:p text:style-name="P12"><text:span text:style-name="T12">$.trim(data)</text:span>: This method work as a trim data</text:p>
      <text:p text:style-name="P20">$.isArray(get_number)</text:p>
      <text:p text:style-name="P21">//array to string convert:</text:p>
      <text:p text:style-name="P13"><text:s/>var fruits = ["Banana", "Orange", "Apple", "Mango"];</text:p>
      <text:p text:style-name="P22"><text:s text:c="2"/>var x = fruits.toString();</text:p>
      <text:p text:style-name="P14">…………………..</text:p>
      <text:p text:style-name="P23"><text:span text:style-name="T68">//</text:span><text:span text:style-name="T67">string to array….</text:span></text:p>
      <text:p text:style-name="P30">var txtstring = $("#idtxt").val();</text:p>
      <text:p text:style-name="P30">var stringSplit = txtstring.split(',');</text:p>
      <text:p text:style-name="P30">for(i=0; i&lt; stringSplit.length;i++)</text:p>
      <text:p text:style-name="P30">{ alert(stringSplit[i]); }</text:p>
      <text:p text:style-name="P14"/>
      <text:p text:style-name="P3">2) <text:span text:style-name="T12">setInterval</text:span>(function(){autosave() },10000);</text:p>
      <text:p text:style-name="P3"><text:span text:style-name="T12">closeIntervel</text:span>(interverlClose)</text:p>
      <text:p text:style-name="P3"><text:span text:style-name="T12">setTimeout</text:span>( function(){autosave() },10000)</text:p>
      <text:p text:style-name="P4"><text:span text:style-name="T12">closeTimeout</text:span>(interverlClose)</text:p>
      <text:p text:style-name="P4"/>
      <text:p text:style-name="P15">2.1) String Replace:</text:p>
      <text:p text:style-name="P31"><text:tab/><text:tab/>var str = “Himel_chadni”;</text:p>
      <text:p text:style-name="P33"><text:tab/><text:tab/>alert( str.replace(‘_’,’+’) );</text:p>
      <text:p text:style-name="P33"/>
      <text:p text:style-name="P34">2.2) <text:span text:style-name="T10">String to Lower Case:</text:span></text:p>
      <text:p text:style-name="P59"><text:span text:style-name="T9"><text:tab/><text:tab/></text:span><text:span text:style-name="T76">var</text:span><text:span text:style-name="T74"> str = </text:span><text:span text:style-name="T77">"Hello World!"</text:span><text:span text:style-name="T74">;<text:line-break/><text:tab/><text:tab/></text:span><text:span text:style-name="T76">var</text:span><text:span text:style-name="T74"> res = str.toLowerCase();</text:span></text:p>
      <text:p text:style-name="P60"><text:span text:style-name="T74">2.</text:span><text:span text:style-name="T73">3) Concat string:</text:span></text:p>
      <text:p text:style-name="P76"/>
      <text:section text:style-name="Sect1" text:name="highlighter_418253">
        <table:table table:name="Table1" table:style-name="Table1">
          <table:table-column table:style-name="Table1.A"/>
          <table:table-row>
            <table:table-cell table:style-name="Table1.A1" office:value-type="string">
              <text:p text:style-name="Table_20_Contents"><text:span text:style-name="Source_20_Text"><text:span text:style-name="T46">&lt;script&gt; </text:span></text:span></text:p>
              <text:p text:style-name="Table_20_Contents"><text:span text:style-name="Source_20_Text"><text:span text:style-name="T46">// JavaScript to illustrate concat() function </text:span></text:span></text:p>
              <text:p text:style-name="Table_20_Contents"><text:span text:style-name="Source_20_Text"><text:span text:style-name="T46">function</text:span></text:span><text:span text:style-name="T46"> </text:span><text:span text:style-name="Source_20_Text"><text:span text:style-name="T46">func() { </text:span></text:span></text:p>
              <text:p text:style-name="P92"/>
              <text:p text:style-name="Table_20_Contents"><text:span text:style-name="Source_20_Text"><text:span text:style-name="T46">// Original string </text:span></text:span></text:p>
              <text:p text:style-name="Table_20_Contents"><text:span text:style-name="T46"><text:s/></text:span><text:span text:style-name="Source_20_Text"><text:span text:style-name="T46">str = 'It'; </text:span></text:span></text:p>
              <text:p text:style-name="P92"/>
              <text:p text:style-name="Table_20_Contents"><text:span text:style-name="Source_20_Text"><text:span text:style-name="T46">// Joining the strings together </text:span></text:span></text:p>
              <text:p text:style-name="Table_20_Contents"><text:span text:style-name="T46"><text:s/></text:span><text:span text:style-name="Source_20_Text"><text:span text:style-name="T46">value = str.concat(' is',' a',' great',' day.'); </text:span></text:span></text:p>
              <text:p text:style-name="Table_20_Contents"><text:span text:style-name="Source_20_Text"><text:span text:style-name="T46">document.write(value); </text:span></text:span></text:p>
              <text:p text:style-name="Table_20_Contents"><text:span text:style-name="Source_20_Text"><text:span text:style-name="T46">} </text:span></text:span></text:p>
              <text:p text:style-name="Table_20_Contents"><text:span text:style-name="Source_20_Text"><text:span text:style-name="T46">func(); </text:span></text:span></text:p>
              <text:p text:style-name="Table_20_Contents"><text:span text:style-name="Source_20_Text"><text:span text:style-name="T46">&lt;/script&gt;</text:span></text:span></text:p>
            </table:table-cell>
          </table:table-row>
        </table:table>
      </text:section>
      <text:p text:style-name="P76"/>
      <text:p text:style-name="P32"/>
      <text:p text:style-name="P5"><text:soft-page-break/>3) <text:span text:style-name="T12">each(): </text:span><text:span text:style-name="T11">each funtion work as a loop</text:span></text:p>
      <text:p text:style-name="P16">example: </text:p>
      <text:p text:style-name="P6">&lt;script&gt;</text:p>
      <text:p text:style-name="P16">$(document).ready(function(){</text:p>
      <text:p text:style-name="P16"><text:s text:c="2"/>$("button").click(function(){</text:p>
      <text:p text:style-name="P16"><text:s text:c="4"/>$("li").each(function(){</text:p>
      <text:p text:style-name="P16"><text:s text:c="6"/>alert($(this).text())</text:p>
      <text:p text:style-name="P16"><text:s text:c="4"/>});</text:p>
      <text:p text:style-name="P16"><text:s text:c="2"/>});</text:p>
      <text:p text:style-name="P16">});</text:p>
      <text:p text:style-name="P6">&lt;/script&gt;</text:p>
      <text:p text:style-name="P6">&lt;/head&gt;</text:p>
      <text:p text:style-name="P6">&lt;body&gt;</text:p>
      <text:p text:style-name="P6"/>
      <text:p text:style-name="P6">&lt;button&gt;Alert the value of each list item&lt;/button&gt;</text:p>
      <text:p text:style-name="P6"/>
      <text:p text:style-name="P6">&lt;ul&gt;</text:p>
      <text:p text:style-name="P6"><text:s text:c="2"/>&lt;li&gt;Coffee&lt;/li&gt;</text:p>
      <text:p text:style-name="P6"><text:s text:c="2"/>&lt;li&gt;Milk&lt;/li&gt;</text:p>
      <text:p text:style-name="P6"><text:s text:c="2"/>&lt;li&gt;Soda&lt;/li&gt;</text:p>
      <text:p text:style-name="P6">&lt;/ul&gt;</text:p>
      <text:p text:style-name="P6"/>
      <text:p text:style-name="P48">CONDITION:</text:p>
      <text:p text:style-name="P7">4) <text:span text:style-name="T12">is(),</text:span><text:span text:style-name="T14">hasClass()</text:span>: this funtrion work as a condition <text:span text:style-name="T18">and also return </text:span><text:span text:style-name="T17">true/false</text:span>.</text:p>
      <text:p text:style-name="P8">Example:</text:p>
      <text:p text:style-name="P9">radio button checked or not</text:p>
      <text:p text:style-name="P17"><text:span text:style-name="Strong_20_Emphasis"><text:span text:style-name="T69">if($("#exampleRadios1").is(":checked"))</text:span></text:span></text:p>
      <text:p text:style-name="P17"><text:span text:style-name="Strong_20_Emphasis"><text:span text:style-name="T69"><text:tab/>{</text:span></text:span></text:p>
      <text:p text:style-name="P17"><text:span text:style-name="Strong_20_Emphasis"><text:span text:style-name="T69"><text:tab/><text:tab/>$('#exampleRadios1').addClass('my-radio');</text:span></text:span></text:p>
      <text:p text:style-name="P17"><text:span text:style-name="Strong_20_Emphasis"><text:span text:style-name="T69"><text:tab/><text:tab/>$('#exampleRadios2').removeClass('my-radio');</text:span></text:span></text:p>
      <text:p text:style-name="P17"><text:span text:style-name="Strong_20_Emphasis"><text:span text:style-name="T69"><text:tab/><text:tab/>$("#ext_camp").hide();</text:span></text:span></text:p>
      <text:p text:style-name="P17"><text:span text:style-name="Strong_20_Emphasis"><text:span text:style-name="T69"><text:tab/>}</text:span></text:span></text:p>
      <text:p text:style-name="P17"><text:span text:style-name="Strong_20_Emphasis"><text:span text:style-name="T69">})</text:span></text:span></text:p>
      <text:p text:style-name="P17"><text:span text:style-name="Source_20_Text"><text:span text:style-name="T75"/></text:span></text:p>
      <text:p text:style-name="P11">hasClass() Exmaple:</text:p>
      <text:p text:style-name="P27">&lt;script&gt;</text:p>
      <text:p text:style-name="P27">$(document).ready(function(){</text:p>
      <text:p text:style-name="P27"><text:s text:c="2"/>$("button").click(function(){</text:p>
      <text:p text:style-name="P27"><text:s text:c="4"/>alert($("p").hasClass("intro"));</text:p>
      <text:p text:style-name="P27"><text:s text:c="2"/>});</text:p>
      <text:p text:style-name="P27">});</text:p>
      <text:p text:style-name="P27">&lt;/script&gt;</text:p>
      <text:p text:style-name="P28"><text:soft-page-break/>&lt;p class="intro"&gt;This is a paragraph.&lt;/p&gt;</text:p>
      <text:p text:style-name="P28">&lt;p&gt;This is another paragraph.&lt;/p&gt;</text:p>
      <text:p text:style-name="P28"/>
      <text:p text:style-name="P29">output: “true”</text:p>
      <text:p text:style-name="P24"/>
      <text:p text:style-name="P24"/>
      <text:p text:style-name="P18">5)addClass(), removeClass(),toggleClass(),<text:line-break/></text:p>
      <text:p text:style-name="P10">Example</text:p>
      <text:p text:style-name="P19"><text:tab/><text:span text:style-name="T16">$('#exampleRadios2').addClass('my-radio');</text:span></text:p>
      <text:p text:style-name="P25"><text:tab/>$('#exampleRadios1').removeClass('my-radio');</text:p>
      <text:p text:style-name="P26"><text:s/>$("#status-options").toggleClass("active");</text:p>
      <text:p text:style-name="P26"/>
      <text:p text:style-name="P26"/>
      <text:p text:style-name="P35"><text:span text:style-name="T4">6)</text:span><text:span text:style-name="Source_20_Text"><text:span text:style-name="T4">append(),prepend(),after(),before(),</text:span></text:span><text:span text:style-name="Source_20_Text"><text:span text:style-name="T5">appendTo(),</text:span></text:span><text:span text:style-name="Source_20_Text"><text:span text:style-name="T6">prependTo()</text:span></text:span><text:span text:style-name="Source_20_Text"><text:span text:style-name="T5">;</text:span></text:span></text:p>
      <text:p text:style-name="P35"><text:span text:style-name="Source_20_Text"><text:span text:style-name="T4"/></text:span></text:p>
      <text:p text:style-name="P36"><text:span text:style-name="Source_20_Text"><text:span text:style-name="T7">append(),prepend() </text:span></text:span><text:span text:style-name="Source_20_Text"><text:span text:style-name="T8">Example:</text:span></text:span></text:p>
      <text:p text:style-name="P36"><text:span text:style-name="Source_20_Text"><text:span text:style-name="T8"/></text:span></text:p>
      <text:p text:style-name="P36"><text:span text:style-name="Source_20_Text"><text:span text:style-name="T19">&lt;script&gt;</text:span></text:span></text:p>
      <text:p text:style-name="P36"><text:span text:style-name="Source_20_Text"><text:span text:style-name="T19">$(document).ready(function(){</text:span></text:span></text:p>
      <text:p text:style-name="P36"><text:span text:style-name="Source_20_Text"><text:span text:style-name="T19"><text:s text:c="2"/>$("#btn1").click(function(){</text:span></text:span></text:p>
      <text:p text:style-name="P36"><text:span text:style-name="Source_20_Text"><text:span text:style-name="T19"><text:s text:c="4"/>$("p").append(" &lt;b&gt;Appended text&lt;/b&gt;."); </text:span></text:span><text:span text:style-name="Source_20_Text"><text:span text:style-name="T20">or</text:span></text:span></text:p>
      <text:p text:style-name="P37"><text:span text:style-name="Source_20_Text"><text:span text:style-name="T19">$("p").</text:span></text:span><text:span text:style-name="Source_20_Text"><text:span text:style-name="T20">prepend</text:span></text:span><text:span text:style-name="Source_20_Text"><text:span text:style-name="T19">(" &lt;b&gt;Appended text&lt;/b&gt;.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/></text:span></text:p>
      <text:p text:style-name="P36"><text:span text:style-name="Source_20_Text"><text:span text:style-name="T19"><text:s text:c="2"/>$("#btn2").click(function(){</text:span></text:span></text:p>
      <text:p text:style-name="P36"><text:span text:style-name="Source_20_Text"><text:span text:style-name="T19"><text:s text:c="4"/>$("ol").append("&lt;li&gt;Appended item&lt;/li&gt;"); </text:span></text:span><text:span text:style-name="Source_20_Text"><text:span text:style-name="T21">or</text:span></text:span></text:p>
      <text:p text:style-name="P38"><text:span text:style-name="Source_20_Text"><text:span text:style-name="T19">$("ol").</text:span></text:span><text:span text:style-name="Source_20_Text"><text:span text:style-name="T21">prepend</text:span></text:span><text:span text:style-name="Source_20_Text"><text:span text:style-name="T19">("&lt;li&gt;Appended item&lt;/li&gt;");</text:span></text:span></text:p>
      <text:p text:style-name="P36"><text:span text:style-name="Source_20_Text"><text:span text:style-name="T19"><text:s text:c="2"/>});</text:span></text:span></text:p>
      <text:p text:style-name="P36"><text:span text:style-name="Source_20_Text"><text:span text:style-name="T19">});</text:span></text:span></text:p>
      <text:p text:style-name="P36"><text:span text:style-name="Source_20_Text"><text:span text:style-name="T19">&lt;/script&gt;</text:span></text:span></text:p>
      <text:p text:style-name="P36"><text:span text:style-name="Source_20_Text"><text:span text:style-name="T19">&lt;/head&gt;</text:span></text:span></text:p>
      <text:p text:style-name="P36"><text:span text:style-name="Source_20_Text"><text:span text:style-name="T19">&lt;body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p&gt;This is a paragraph.&lt;/p&gt;</text:span></text:span></text:p>
      <text:p text:style-name="P36"><text:span text:style-name="Source_20_Text"><text:span text:style-name="T19">&lt;p&gt;This is another paragraph.&lt;/p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ol&gt;</text:span></text:span></text:p>
      <text:p text:style-name="P36"><text:span text:style-name="Source_20_Text"><text:span text:style-name="T19"><text:s text:c="2"/>&lt;li&gt;List item 1&lt;/li&gt;</text:span></text:span></text:p>
      <text:p text:style-name="P36"><text:span text:style-name="Source_20_Text"><text:span text:style-name="T19"><text:s text:c="2"/>&lt;li&gt;List item 2&lt;/li&gt;</text:span></text:span></text:p>
      <text:p text:style-name="P36"><text:span text:style-name="Source_20_Text"><text:span text:style-name="T19"><text:s text:c="2"/>&lt;li&gt;List item 3&lt;/li&gt;</text:span></text:span></text:p>
      <text:p text:style-name="P36"><text:span text:style-name="Source_20_Text"><text:span text:style-name="T19">&lt;/ol&gt;</text:span></text:span></text:p>
      <text:p text:style-name="P36"><text:span text:style-name="Source_20_Text"><text:span text:style-name="T19"/></text:span></text:p>
      <text:p text:style-name="P36"><text:span text:style-name="Source_20_Text"><text:span text:style-name="T19">&lt;button id="btn1"&gt;Append text&lt;/button&gt;</text:span></text:span></text:p>
      <text:p text:style-name="P36"><text:soft-page-break/><text:span text:style-name="Source_20_Text"><text:span text:style-name="T19">&lt;button id="btn2"&gt;Append list items&lt;/button&gt;</text:span></text:span></text:p>
      <text:p text:style-name="P36"><text:span text:style-name="Source_20_Text"><text:span text:style-name="T19"/></text:span></text:p>
      <text:p text:style-name="P39"><text:span text:style-name="Source_20_Text"><text:span text:style-name="T32">appendTo(), </text:span></text:span><text:span text:style-name="Source_20_Text"><text:span text:style-name="T33">prependTo()</text:span></text:span><text:span text:style-name="Source_20_Text"><text:span text:style-name="T32"> Example:</text:span></text:span></text:p>
      <text:p text:style-name="P39"><text:span text:style-name="Source_20_Text"><text:span text:style-name="T22">&lt;script&gt;</text:span></text:span></text:p>
      <text:p text:style-name="P39"><text:span text:style-name="Source_20_Text"><text:span text:style-name="T22">$(document).ready(function(){</text:span></text:span></text:p>
      <text:p text:style-name="P39"><text:span text:style-name="Source_20_Text"><text:span text:style-name="T22"><text:s text:c="2"/>$("button").click(function(){</text:span></text:span></text:p>
      <text:p text:style-name="P39"><text:span text:style-name="Source_20_Text"><text:span text:style-name="T22"><text:s text:c="4"/>$("&lt;span&gt;Hello World!&lt;/span&gt;").appendTo("p"); </text:span></text:span><text:span text:style-name="Source_20_Text"><text:span text:style-name="T23">or</text:span></text:span></text:p>
      <text:p text:style-name="P40"><text:span text:style-name="Source_20_Text"><text:span text:style-name="T22">$("&lt;span&gt;Hello World!&lt;/span&gt;").</text:span></text:span><text:span text:style-name="Source_20_Text"><text:span text:style-name="T23">prepend</text:span></text:span><text:span text:style-name="Source_20_Text"><text:span text:style-name="T22">To("p");</text:span></text:span></text:p>
      <text:p text:style-name="P39"><text:span text:style-name="Source_20_Text"><text:span text:style-name="T22"><text:s text:c="2"/>});</text:span></text:span></text:p>
      <text:p text:style-name="P39"><text:span text:style-name="Source_20_Text"><text:span text:style-name="T22">});</text:span></text:span></text:p>
      <text:p text:style-name="P39"><text:span text:style-name="Source_20_Text"><text:span text:style-name="T22">&lt;/script&gt;</text:span></text:span></text:p>
      <text:p text:style-name="P39"><text:span text:style-name="Source_20_Text"><text:span text:style-name="T22">&lt;/head&gt;</text:span></text:span></text:p>
      <text:p text:style-name="P39"><text:span text:style-name="Source_20_Text"><text:span text:style-name="T22">&lt;body&gt;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>&lt;button&gt;Insert span element at the end of each p element&lt;/button&gt;</text:span></text:span></text:p>
      <text:p text:style-name="P39"><text:span text:style-name="Source_20_Text"><text:span text:style-name="T22"/></text:span></text:p>
      <text:p text:style-name="P39"><text:span text:style-name="Source_20_Text"><text:span text:style-name="T22">&lt;p&gt;This is a paragraph.&lt;/p&gt;</text:span></text:span></text:p>
      <text:p text:style-name="P39"><text:span text:style-name="Source_20_Text"><text:span text:style-name="T22">&lt;p&gt;This is another paragraph.&lt;/p&gt;</text:span></text:span></text:p>
      <text:p text:style-name="P39"><text:span text:style-name="Source_20_Text"><text:span text:style-name="T22"/></text:span></text:p>
      <text:p text:style-name="P52"><text:span text:style-name="Source_20_Text"><text:span text:style-name="T31">7) </text:span></text:span><text:span text:style-name="Source_20_Text"><text:span text:style-name="T34">prop(), </text:span></text:span><text:span text:style-name="Source_20_Text"><text:span text:style-name="T35">removeProp()</text:span></text:span><text:span text:style-name="Source_20_Text"><text:span text:style-name="T34"> function…………………………………………………</text:span></text:span></text:p>
      <text:p text:style-name="P41"><text:span text:style-name="Source_20_Text"><text:span text:style-name="T31">Example:</text:span></text:span></text:p>
      <text:p text:style-name="P41"><text:span text:style-name="Source_20_Text"><text:span text:style-name="T31"/></text:span></text:p>
      <text:p text:style-name="P41"><text:span text:style-name="Source_20_Text"><text:span text:style-name="T24">&lt;script&gt;</text:span></text:span></text:p>
      <text:p text:style-name="P41"><text:span text:style-name="Source_20_Text"><text:span text:style-name="T24">$(document).ready(function(){</text:span></text:span></text:p>
      <text:p text:style-name="P41"><text:span text:style-name="Source_20_Text"><text:span text:style-name="T24"><text:s text:c="2"/>$("button").click(function(){</text:span></text:span></text:p>
      <text:p text:style-name="P41"><text:span text:style-name="Source_20_Text"><text:span text:style-name="T24"><text:s text:c="4"/>var $x = $("div");</text:span></text:span></text:p>
      <text:p text:style-name="P41"><text:span text:style-name="Source_20_Text"><text:span text:style-name="T24"><text:s text:c="4"/>$x.prop("color", "FF0000");</text:span></text:span></text:p>
      <text:p text:style-name="P41"><text:span text:style-name="Source_20_Text"><text:span text:style-name="T24"><text:s text:c="4"/>$x.append("The color property has the following value: " + $x.prop("color"));</text:span></text:span></text:p>
      <text:p text:style-name="P41"><text:span text:style-name="Source_20_Text"><text:span text:style-name="T24"><text:s text:c="4"/>$x.removeProp("color");</text:span></text:span></text:p>
      <text:p text:style-name="P41"><text:span text:style-name="Source_20_Text"><text:span text:style-name="T24"><text:s text:c="4"/>$x.append("&lt;br&gt;Now the color property has the following value: " + $x.prop("color"));</text:span></text:span></text:p>
      <text:p text:style-name="P41"><text:span text:style-name="Source_20_Text"><text:span text:style-name="T24"><text:s text:c="2"/>});</text:span></text:span></text:p>
      <text:p text:style-name="P41"><text:span text:style-name="Source_20_Text"><text:span text:style-name="T24">});</text:span></text:span></text:p>
      <text:p text:style-name="P41"><text:span text:style-name="Source_20_Text"><text:span text:style-name="T24">&lt;/script&gt;</text:span></text:span></text:p>
      <text:p text:style-name="P41"><text:span text:style-name="Source_20_Text"><text:span text:style-name="T24">&lt;/head&gt;</text:span></text:span></text:p>
      <text:p text:style-name="P41"><text:span text:style-name="Source_20_Text"><text:span text:style-name="T24">&lt;body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button&gt;Add and remove a property&lt;/button&gt;&lt;br&gt;&lt;br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>&lt;div&gt;&lt;/div&gt;</text:span></text:span></text:p>
      <text:p text:style-name="P41"><text:span text:style-name="Source_20_Text"><text:span text:style-name="T24"/></text:span></text:p>
      <text:p text:style-name="P41"><text:span text:style-name="Source_20_Text"><text:span text:style-name="T24"/></text:span></text:p>
      <text:p text:style-name="P42"><text:span text:style-name="Source_20_Text"><text:span text:style-name="T25">8) <text:s/>find(), parent(),parents()………………………….</text:span></text:span></text:p>
      <text:p text:style-name="P42"><text:span text:style-name="Source_20_Text"><text:span text:style-name="T25"/></text:span></text:p>
      <text:h text:style-name="P61" text:outline-level="3"><text:span text:style-name="Source_20_Text"><text:span text:style-name="T26">Example</text:span></text:span><text:span text:style-name="Source_20_Text"><text:span text:style-name="T28">L find() <text:s/></text:span></text:span><text:span text:style-name="Source_20_Text"><text:span text:style-name="T30">w3schoo;</text:span></text:span></text:h>
      <text:p text:style-name="Text_20_body">Return all &lt;span&gt; elements that are descendants of &lt;ul&gt;:</text:p>
      <text:p text:style-name="P43"><text:soft-page-break/><text:span text:style-name="Source_20_Text"><text:span text:style-name="T27">$(document).ready(function(){</text:span></text:span></text:p>
      <text:p text:style-name="P43"><text:span text:style-name="Source_20_Text"><text:span text:style-name="T27"><text:s text:c="2"/>$("ul").find("span").css({"color": "red", "border": "2px solid red"});</text:span></text:span></text:p>
      <text:p text:style-name="P43"><text:span text:style-name="Source_20_Text"><text:span text:style-name="T27">});</text:span></text:span></text:p>
      <text:p text:style-name="P43"><text:span text:style-name="Source_20_Text"><text:span text:style-name="T27">&lt;/script&gt;</text:span></text:span></text:p>
      <text:p text:style-name="P43"><text:span text:style-name="Source_20_Text"><text:span text:style-name="T27">&lt;/head&gt;</text:span></text:span></text:p>
      <text:p text:style-name="P43"><text:span text:style-name="Source_20_Text"><text:span text:style-name="T27"/></text:span></text:p>
      <text:p text:style-name="P43"><text:span text:style-name="Source_20_Text"><text:span text:style-name="T27">&lt;body class="ancestors"&gt;body (great-grandparent)</text:span></text:span></text:p>
      <text:p text:style-name="P43"><text:span text:style-name="Source_20_Text"><text:span text:style-name="T27"><text:s text:c="2"/>&lt;div style="width:500px;"&gt;div (grandparent)</text:span></text:span></text:p>
      <text:p text:style-name="P43"><text:span text:style-name="Source_20_Text"><text:span text:style-name="T27"><text:s text:c="4"/>&lt;ul&gt;ul (direct parent) <text:s/></text:span></text:span></text:p>
      <text:p text:style-name="P43"><text:span text:style-name="Source_20_Text"><text:span text:style-name="T27"><text:s text:c="6"/>&lt;li&gt;li (child)</text:span></text:span></text:p>
      <text:p text:style-name="P43"><text:span text:style-name="Source_20_Text"><text:span text:style-name="T27"><text:s text:c="8"/>&lt;span&gt;span (grandchild)&lt;/span&gt;</text:span></text:span></text:p>
      <text:p text:style-name="P43"><text:span text:style-name="Source_20_Text"><text:span text:style-name="T27"><text:s text:c="6"/>&lt;/li&gt;</text:span></text:span></text:p>
      <text:p text:style-name="P43"><text:span text:style-name="Source_20_Text"><text:span text:style-name="T27"><text:s text:c="4"/>&lt;/ul&gt; <text:s text:c="2"/></text:span></text:span></text:p>
      <text:p text:style-name="P43"><text:span text:style-name="Source_20_Text"><text:span text:style-name="T27"><text:s text:c="2"/>&lt;/div&gt;</text:span></text:span></text:p>
      <text:p text:style-name="P43"><text:span text:style-name="Source_20_Text"><text:span text:style-name="T27">&lt;/body&gt;</text:span></text:span></text:p>
      <text:p text:style-name="P43"><text:span text:style-name="Source_20_Text"><text:span text:style-name="T27"/></text:span></text:p>
      <text:h text:style-name="P62" text:outline-level="3"><text:span text:style-name="Source_20_Text"><text:span text:style-name="T27">Example:</text:span></text:span><text:span text:style-name="Source_20_Text"><text:span text:style-name="T28">parent() : </text:span></text:span><text:span text:style-name="Source_20_Text"><text:span text:style-name="T29">w3school</text:span></text:span></text:h>
      <text:p text:style-name="Text_20_body">Return the direct parent element of &lt;span&gt;:</text:p>
      <text:p text:style-name="P45">&lt;script&gt;</text:p>
      <text:p text:style-name="P45">$(document).ready(function(){</text:p>
      <text:p text:style-name="P45"><text:s text:c="2"/>$("span").parent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4"/>
      <text:h text:style-name="P63" text:outline-level="3">Example: <text:span text:style-name="T37">parents() w3school</text:span></text:h>
      <text:p text:style-name="Text_20_body">Return all ancestor elements of &lt;span&gt;:</text:p>
      <text:p text:style-name="P45">&lt;script&gt;</text:p>
      <text:p text:style-name="P45">$(document).ready(function(){</text:p>
      <text:p text:style-name="P45"><text:s text:c="2"/>$("span").parents().css({"color": "red", "border": "2px solid red"});</text:p>
      <text:p text:style-name="P45">});</text:p>
      <text:p text:style-name="P45">&lt;/script&gt;</text:p>
      <text:p text:style-name="P45">&lt;/head&gt;</text:p>
      <text:p text:style-name="P45"/>
      <text:p text:style-name="P45">&lt;body class="ancestors"&gt;body (great-great-grandparent)</text:p>
      <text:p text:style-name="P45"><text:soft-page-break/><text:s text:c="2"/>&lt;div style="width:500px;"&gt;div (great-grandparent)</text:p>
      <text:p text:style-name="P45"><text:s text:c="4"/>&lt;ul&gt;ul (grandparent) <text:s/></text:p>
      <text:p text:style-name="P45"><text:s text:c="6"/>&lt;li&gt;li (direct parent)</text:p>
      <text:p text:style-name="P45"><text:s text:c="8"/>&lt;span&gt;span&lt;/span&gt;</text:p>
      <text:p text:style-name="P45"><text:s text:c="6"/>&lt;/li&gt;</text:p>
      <text:p text:style-name="P45"><text:s text:c="4"/>&lt;/ul&gt; <text:s text:c="2"/></text:p>
      <text:p text:style-name="P45"><text:s text:c="2"/>&lt;/div&gt;</text:p>
      <text:p text:style-name="P45">&lt;/body&gt;</text:p>
      <text:p text:style-name="P45"/>
      <text:p text:style-name="P46">combile<text:span text:style-name="T38"> example: as</text:span><text:span text:style-name="T39">i</text:span><text:span text:style-name="T38">de nar actice jquery:</text:span></text:p>
      <text:p text:style-name="P44"/>
      <text:p text:style-name="P47"><text:span text:style-name="Source_20_Text"><text:span text:style-name="T15"><text:tab/></text:span></text:span><text:span text:style-name="Source_20_Text"><text:span text:style-name="T40">&lt;body&gt;</text:span></text:span></text:p>
      <text:p text:style-name="P47"><text:span text:style-name="Source_20_Text"><text:span text:style-name="T40"><text:tab/><text:tab/>&lt;div class="col-sm-3 col-md-2 sidebar"&gt;</text:span></text:span></text:p>
      <text:p text:style-name="P47"><text:span text:style-name="Source_20_Text"><text:span text:style-name="T40"><text:tab/><text:tab/><text:tab/>&lt;ul class="nav nav-sidebar"&gt;</text:span></text:span></text:p>
      <text:p text:style-name="P47"><text:span text:style-name="Source_20_Text"><text:span text:style-name="T40"><text:tab/><text:tab/><text:tab/><text:tab/>&lt;li class="active"&gt;&lt;a href="#"&gt;Add &lt;/a&gt;&lt;/li&gt;</text:span></text:span></text:p>
      <text:p text:style-name="P47"><text:span text:style-name="Source_20_Text"><text:span text:style-name="T40"><text:tab/><text:tab/><text:tab/><text:tab/>&lt;li&gt;&lt;a href="#"&gt;View/Modify&lt;/a&gt;&lt;/li&gt;</text:span></text:span></text:p>
      <text:p text:style-name="P47"><text:span text:style-name="Source_20_Text"><text:span text:style-name="T40"><text:tab/><text:tab/><text:tab/><text:tab/>&lt;li&gt;&lt;a href="#"&gt;Delete&lt;/a&gt;&lt;/li&gt;</text:span></text:span></text:p>
      <text:p text:style-name="P47"><text:span text:style-name="Source_20_Text"><text:span text:style-name="T40"><text:tab/><text:tab/><text:tab/>&lt;/ul&gt;</text:span></text:span></text:p>
      <text:p text:style-name="P47"><text:span text:style-name="Source_20_Text"><text:span text:style-name="T40">&lt;/div&gt;</text:span></text:span></text:p>
      <text:p text:style-name="P47"><text:span text:style-name="Source_20_Text"><text:span text:style-name="T40"/></text:span></text:p>
      <text:p text:style-name="P47"><text:span text:style-name="Source_20_Text"><text:span text:style-name="T40">&lt;script type="text/javascript"&gt;</text:span></text:span></text:p>
      <text:p text:style-name="P47"><text:span text:style-name="Source_20_Text"><text:span text:style-name="T40"><text:tab/>$('.nav a').on('click',function(){</text:span></text:span></text:p>
      <text:p text:style-name="P47"><text:span text:style-name="Source_20_Text"><text:span text:style-name="T40"><text:tab/><text:tab/>$('.nav').find('.active').removeClass('active');</text:span></text:span></text:p>
      <text:p text:style-name="P47"><text:span text:style-name="Source_20_Text"><text:span text:style-name="T40"><text:tab/><text:tab/>$(this).parent().addClass('active');</text:span></text:span></text:p>
      <text:p text:style-name="P47"><text:span text:style-name="Source_20_Text"><text:span text:style-name="T40"><text:tab/>});</text:span></text:span></text:p>
      <text:p text:style-name="P47"><text:span text:style-name="Source_20_Text"><text:span text:style-name="T40">&lt;/script&gt; <text:s text:c="3"/></text:span></text:span></text:p>
      <text:p text:style-name="P47"><text:span text:style-name="Source_20_Text"><text:span text:style-name="T40"/></text:span></text:p>
      <text:p text:style-name="P47"><text:span text:style-name="Source_20_Text"><text:span text:style-name="T40"/></text:span></text:p>
      <text:p text:style-name="P49"><text:span text:style-name="Source_20_Text"><text:span text:style-name="T36">9) index() Method:</text:span></text:span></text:p>
      <text:h text:style-name="P64" text:outline-level="3"><text:span text:style-name="Source_20_Text"><text:span text:style-name="T36">Example</text:span></text:span></text:h>
      <text:p text:style-name="Text_20_body">Get the index of the clicked &lt;li&gt; element :---</text:p>
      <text:p text:style-name="P50">&lt;script&gt;</text:p>
      <text:p text:style-name="P50">$(document).ready(function(){</text:p>
      <text:p text:style-name="P50">$("#test li").each(function(){</text:p>
      <text:p text:style-name="P50"><text:tab/> <text:s/>$(this).click(function(){</text:p>
      <text:p text:style-name="P50"><text:s text:c="4"/><text:tab/>alert($(this).index());</text:p>
      <text:p text:style-name="P51"><text:s text:c="2"/>});</text:p>
      <text:p text:style-name="P50">});</text:p>
      <text:p text:style-name="P50"/>
      <text:p text:style-name="P50">});</text:p>
      <text:p text:style-name="P50">&lt;/script&gt;</text:p>
      <text:p text:style-name="P50">&lt;/head&gt;</text:p>
      <text:p text:style-name="P50">&lt;body&gt;</text:p>
      <text:p text:style-name="P50"/>
      <text:p text:style-name="P50">&lt;p&gt;Click the list items to get the index position, relative to its sibling elements&lt;/p&gt;</text:p>
      <text:p text:style-name="P50"/>
      <text:p text:style-name="P50">&lt;ul id='test'&gt;</text:p>
      <text:p text:style-name="P50"><text:s text:c="2"/>&lt;li&gt;Coffee&lt;/li&gt;</text:p>
      <text:p text:style-name="P50"><text:s text:c="2"/>&lt;li&gt;Milk&lt;/li&gt;</text:p>
      <text:p text:style-name="P50"><text:s text:c="2"/>&lt;li&gt;Soda&lt;/li&gt;</text:p>
      <text:p text:style-name="P50">&lt;/ul&gt;</text:p>
      <text:p text:style-name="P49"><text:soft-page-break/><text:span text:style-name="Source_20_Text"><text:span text:style-name="T47"/></text:span></text:p>
      <text:p text:style-name="P49"><text:span text:style-name="Source_20_Text"><text:span text:style-name="T47"/></text:span></text:p>
      <text:p text:style-name="P54"><text:span text:style-name="Strong_20_Emphasis"><text:span text:style-name="T58"><text:s text:c="13"/></text:span></text:span><text:span text:style-name="Strong_20_Emphasis"><text:span text:style-name="T60">JSON endcode and Decode</text:span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h text:style-name="P73" text:outline-level="1"><text:span text:style-name="Source_20_Text"><text:span text:style-name="T59">JSON.parse():</text:span></text:span></text:h>
      <text:p text:style-name="P49"><text:span text:style-name="Source_20_Text"><text:span text:style-name="T51"/></text:span></text:p>
      <text:p text:style-name="P65"><text:span text:style-name="Source_20_Text"><text:span text:style-name="T51">A common use of JSON is to exchange data to/from a web server.</text:span></text:span></text:p>
      <text:p text:style-name="Text_20_body">When receiving data from a web server, the data is always a string.</text:p>
      <text:p text:style-name="Text_20_body">Parse the data with <text:span text:style-name="Source_20_Text">JSON.parse()</text:span>, and the data becomes a JavaScript object.</text:p>
      <text:p text:style-name="P49"><text:span text:style-name="Source_20_Text"><text:span text:style-name="T51"/></text:span></text:p>
      <text:p text:style-name="P55"><text:span text:style-name="Source_20_Text"><text:span text:style-name="T53">&lt;script&gt;</text:span></text:span></text:p>
      <text:p text:style-name="P55"><text:span text:style-name="Source_20_Text"><text:span text:style-name="T53">var txt = '{"name":"John", "age":30, "city":"New York"}'</text:span></text:span></text:p>
      <text:p text:style-name="P55"><text:span text:style-name="Source_20_Text"><text:span text:style-name="T53">var obj = JSON.parse(txt);</text:span></text:span></text:p>
      <text:p text:style-name="P55"><text:span text:style-name="Source_20_Text"><text:span text:style-name="T53">document.getElementById("demo").innerHTML = obj.name + ", " + obj.age;</text:span></text:span></text:p>
      <text:p text:style-name="P55"><text:span text:style-name="Source_20_Text"><text:span text:style-name="T53">&lt;/script&gt;</text:span></text:span></text:p>
      <text:p text:style-name="P55"><text:span text:style-name="Source_20_Text"><text:span text:style-name="T53"/></text:span></text:p>
      <text:p text:style-name="P56"><text:span text:style-name="Source_20_Text"><text:span text:style-name="T54"/></text:span></text:p>
      <text:p text:style-name="P56"><text:span text:style-name="Source_20_Text"><text:span text:style-name="T54"/></text:span></text:p>
      <text:h text:style-name="P74" text:outline-level="1"><text:bookmark text:name="ContentTitle"/><text:span text:style-name="Source_20_Text"><text:span text:style-name="T64"><text:s/></text:span></text:span><text:span text:style-name="Source_20_Text"><text:span text:style-name="T50"><text:s/></text:span></text:span><text:span text:style-name="Source_20_Text"><text:span text:style-name="T49">Check If String Contains Substring In Jquery</text:span></text:span></text:h>
      <text:p text:style-name="P66"><text:span text:style-name="Source_20_Text"><text:span text:style-name="T65">NB: It will return TRUE/FALSE output</text:span></text:span></text:p>
      <text:p text:style-name="P72"><text:span text:style-name="Source_20_Text"><text:span text:style-name="T86">url: https://www.c-sharpcorner.com/article/search-word-or-substring-from-paragraph-or-string-using-javascript-and-jquery/ </text:span></text:span></text:p>
      <text:p text:style-name="P75"><text:span text:style-name="Source_20_Text"><text:span text:style-name="T70">Exmple-2: </text:span></text:span><text:span text:style-name="Source_20_Text"><text:span text:style-name="T71">get city from string</text:span></text:span><text:span text:style-name="Source_20_Text"><text:span text:style-name="T72">(PHP Code same work)</text:span></text:span><text:span text:style-name="Source_20_Text"><text:span text:style-name="T81">preg_match('/\bcity\b/', “My city is BD”)</text:span></text:span></text:p>
      <text:p text:style-name="P71"><text:span text:style-name="Source_20_Text"><text:span text:style-name="T48">syntex</text:span></text:span><text:span text:style-name="Source_20_Text"><text:span text:style-name="T66">: </text:span></text:span><text:span text:style-name="Source_20_Text"><text:span text:style-name="T85">strng.includes(</text:span></text:span><text:span text:style-name="Source_20_Text"><text:span text:style-name="T87">"human",</text:span></text:span><text:span text:style-name="Source_20_Text"><text:span text:style-name="T88">start</text:span></text:span><text:span text:style-name="Source_20_Text"><text:span text:style-name="T89"> from position</text:span></text:span><text:span text:style-name="Source_20_Text"><text:span text:style-name="T85">)</text:span></text:span></text:p>
      <text:p text:style-name="P67"><text:span text:style-name="Source_20_Text"><text:span text:style-name="T57"><text:s text:c="6"/></text:span></text:span><text:span text:style-name="Source_20_Text"><text:span text:style-name="T61">Exmple:1</text:span></text:span></text:p>
      <text:p text:style-name="P67"><text:span text:style-name="Source_20_Text"><text:span text:style-name="T42">&lt;script language="javascript"&gt;  </text:span></text:span></text:p>
      <text:list xml:id="list2356609704758855940" text:style-name="L1">
        <text:list-header>
          <text:p text:style-name="P80"><text:span text:style-name="Source_20_Text"><text:span text:style-name="T82">var strng;</text:span></text:span></text:p>
        </text:list-header>
      </text:list>
      <text:list xml:id="list9072706281727143836" text:style-name="L2">
        <text:list-header>
          <text:p text:style-name="P83"><text:span text:style-name="Source_20_Text"><text:span text:style-name="T82">strng=”Either way, time largely defines the human experience.";  </text:span></text:span></text:p>
        </text:list-header>
      </text:list>
      <text:list xml:id="list8442902633366958551" text:style-name="L3">
        <text:list-header>
          <text:p text:style-name="P84"><text:span text:style-name="Source_20_Text"><text:span text:style-name="T82">var incStr = strng.includes("human");  </text:span></text:span></text:p>
        </text:list-header>
      </text:list>
      <text:list xml:id="list8235279994552654901" text:style-name="L4">
        <text:list-header>
          <text:p text:style-name="P85"><text:span text:style-name="Source_20_Text"><text:span text:style-name="T82">document.write("Is 'human' present in the string? : "+incStr);</text:span></text:span></text:p>
          <text:p text:style-name="P85"><text:span text:style-name="Source_20_Text"><text:span text:style-name="T41"/></text:span></text:p>
          <text:p text:style-name="P85"><text:span text:style-name="Source_20_Text"><text:span text:style-name="T41">&lt;/script&gt; </text:span></text:span></text:p>
        </text:list-header>
      </text:list>
      <text:list xml:id="list8222428224634899785" text:style-name="L5">
        <text:list-header>
          <text:p text:style-name="P77"><text:span text:style-name="Source_20_Text"><text:span text:style-name="T65">Output:</text:span></text:span><text:span text:style-name="Source_20_Text"><text:span text:style-name="T42">Is 'human' present in the string? : </text:span></text:span><text:span text:style-name="Source_20_Text"><text:span text:style-name="T43">ture</text:span></text:span></text:p>
        </text:list-header>
      </text:list>
      <text:p text:style-name="P68"><text:span text:style-name="Source_20_Text"><text:span text:style-name="T61">Exmple:</text:span></text:span><text:span text:style-name="Source_20_Text"><text:span text:style-name="T62">2</text:span></text:span></text:p>
      <text:p text:style-name="P56"><text:span text:style-name="Source_20_Text"><text:span text:style-name="T41">Search for the specified start position.</text:span></text:span></text:p>
      <text:p text:style-name="P56"><text:soft-page-break/><text:span text:style-name="Source_20_Text"><text:span text:style-name="Strong_20_Emphasis"><text:span text:style-name="T45">Case 1 - Starting Point of search is </text:span></text:span></text:span><text:span text:style-name="Source_20_Text"><text:span text:style-name="Strong_20_Emphasis"><text:span text:style-name="T78">before ‘h’</text:span></text:span></text:span><text:span text:style-name="Source_20_Text"><text:span text:style-name="Strong_20_Emphasis"><text:span text:style-name="T45"> in the word “human”.</text:span></text:span></text:span></text:p>
      <text:p text:style-name="P55"><text:span text:style-name="Source_20_Text"><text:span text:style-name="T53"/></text:span></text:p>
      <text:p text:style-name="P69"><text:span text:style-name="Source_20_Text"><text:span text:style-name="T42">&lt;script language="javascript"&gt;  </text:span></text:span></text:p>
      <text:list xml:id="list180945000445313" text:continue-list="list2356609704758855940" text:style-name="L1">
        <text:list-header>
          <text:p text:style-name="P81"><text:span text:style-name="Source_20_Text"><text:span text:style-name="T82">var strng;</text:span></text:span></text:p>
        </text:list-header>
      </text:list>
      <text:list xml:id="list8706440769784004793" text:style-name="L6">
        <text:list-header>
          <text:p text:style-name="P86"><text:span text:style-name="Source_20_Text"><text:span text:style-name="T82">strng=”Either way, time largely defines the human experience.";  </text:span></text:span></text:p>
        </text:list-header>
      </text:list>
      <text:list xml:id="list5414765726342373078" text:style-name="L7">
        <text:list-header>
          <text:p text:style-name="P87"><text:span text:style-name="Source_20_Text"><text:span text:style-name="T82">var incStr = strng.includes("human",</text:span></text:span><text:span text:style-name="Source_20_Text"><text:span text:style-name="T83">10</text:span></text:span><text:span text:style-name="Source_20_Text"><text:span text:style-name="T82">);  </text:span></text:span></text:p>
        </text:list-header>
      </text:list>
      <text:list xml:id="list2089397510184768193" text:style-name="L8">
        <text:list-header>
          <text:p text:style-name="P88"><text:span text:style-name="Source_20_Text"><text:span text:style-name="T82">document.write("Is 'human' present in the string? : "+incStr);</text:span></text:span></text:p>
          <text:p text:style-name="P88"><text:span text:style-name="Source_20_Text"><text:span text:style-name="T41"/></text:span></text:p>
          <text:p text:style-name="P88"><text:span text:style-name="Source_20_Text"><text:span text:style-name="T41">&lt;/script&gt; </text:span></text:span></text:p>
        </text:list-header>
      </text:list>
      <text:list xml:id="list180943405429730" text:continue-list="list8222428224634899785" text:style-name="L5">
        <text:list-header>
          <text:p text:style-name="P78"><text:span text:style-name="Source_20_Text"><text:span text:style-name="T65">Output:</text:span></text:span><text:span text:style-name="Source_20_Text"><text:span text:style-name="T42">Is 'human' present in the string? : </text:span></text:span><text:span text:style-name="Source_20_Text"><text:span text:style-name="T43">ture</text:span></text:span></text:p>
        </text:list-header>
      </text:list>
      <text:p text:style-name="P55"><text:span text:style-name="Source_20_Text"><text:span text:style-name="T53"/></text:span></text:p>
      <text:p text:style-name="P70"><text:span text:style-name="Source_20_Text"><text:span text:style-name="T61">Exmple:</text:span></text:span><text:span text:style-name="Source_20_Text"><text:span text:style-name="T63">3</text:span></text:span></text:p>
      <text:p text:style-name="P57"><text:span text:style-name="Source_20_Text"><text:span text:style-name="T41">Search for the specified start position.</text:span></text:span></text:p>
      <text:p text:style-name="P58"><text:span text:style-name="Strong_20_Emphasis"><text:span text:style-name="T45">Case 1 - Starting Point of search is </text:span></text:span><text:span text:style-name="Strong_20_Emphasis"><text:span text:style-name="T79">after</text:span></text:span><text:span text:style-name="Strong_20_Emphasis"><text:span text:style-name="T80"> ‘h’</text:span></text:span><text:span text:style-name="Strong_20_Emphasis"><text:span text:style-name="T79"> </text:span></text:span><text:span text:style-name="Strong_20_Emphasis"><text:span text:style-name="T45">in the word “human”.</text:span></text:span></text:p>
      <text:p text:style-name="P57"><text:span text:style-name="Source_20_Text"><text:span text:style-name="T53"/></text:span></text:p>
      <text:p text:style-name="P70"><text:span text:style-name="Source_20_Text"><text:span text:style-name="T42">&lt;script language="javascript"&gt;  </text:span></text:span></text:p>
      <text:list xml:id="list180943887233118" text:continue-list="list180945000445313" text:style-name="L1">
        <text:list-header>
          <text:p text:style-name="P82"><text:span text:style-name="Source_20_Text"><text:span text:style-name="T82">var strng;</text:span></text:span></text:p>
        </text:list-header>
      </text:list>
      <text:list xml:id="list280420475196372715" text:style-name="L9">
        <text:list-header>
          <text:p text:style-name="P89"><text:span text:style-name="Source_20_Text"><text:span text:style-name="T82">strng=”Either way, time largely defines the human experience.";  </text:span></text:span></text:p>
        </text:list-header>
      </text:list>
      <text:list xml:id="list7179549973430992770" text:style-name="L10">
        <text:list-header>
          <text:p text:style-name="P90"><text:span text:style-name="Source_20_Text"><text:span text:style-name="T82">var incStr = strng.includes("human",</text:span></text:span><text:span text:style-name="Source_20_Text"><text:span text:style-name="T84">38</text:span></text:span><text:span text:style-name="Source_20_Text"><text:span text:style-name="T82">);  </text:span></text:span></text:p>
        </text:list-header>
      </text:list>
      <text:list xml:id="list175686698329781735" text:style-name="L11">
        <text:list-header>
          <text:p text:style-name="P91"><text:span text:style-name="Source_20_Text"><text:span text:style-name="T82">document.write("Is 'human' present in the string? : "+incStr);</text:span></text:span></text:p>
          <text:p text:style-name="P91"><text:span text:style-name="Source_20_Text"><text:span text:style-name="T41"/></text:span></text:p>
          <text:p text:style-name="P91"><text:span text:style-name="Source_20_Text"><text:span text:style-name="T41">&lt;/script&gt; </text:span></text:span></text:p>
        </text:list-header>
      </text:list>
      <text:list xml:id="list3862675309563043921" text:style-name="L12">
        <text:list-header>
          <text:p text:style-name="P79"><text:span text:style-name="Source_20_Text"><text:span text:style-name="T65">Output:</text:span></text:span><text:span text:style-name="Source_20_Text"><text:span text:style-name="T42">Is 'human' present in the string? : </text:span></text:span><text:span text:style-name="Source_20_Text"><text:span text:style-name="T44">false</text:span></text:span></text:p>
        </text:list-header>
      </text:list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55"><text:span text:style-name="Source_20_Text"><text:span text:style-name="T53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oft-page-break/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49"><text:span text:style-name="Source_20_Text"><text:span text:style-name="T51"/></text:span></text:p>
      <text:p text:style-name="P53"><text:span text:style-name="Source_20_Text"><text:span text:style-name="T52">Update Date: </text:span></text:span><text:span text:style-name="Source_20_Text"><text:span text:style-name="T56">03</text:span></text:span><text:span text:style-name="Source_20_Text"><text:span text:style-name="T52">/</text:span></text:span><text:span text:style-name="Source_20_Text"><text:span text:style-name="T56">8</text:span></text:span><text:span text:style-name="Source_20_Text"><text:span text:style-name="T52">/1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0:27:04.932751221</meta:creation-date>
    <dc:date>2019-08-03T18:09:42.866629937</dc:date>
    <meta:editing-duration>PT15H16M45S</meta:editing-duration>
    <meta:editing-cycles>101</meta:editing-cycles>
    <meta:generator>LibreOffice/5.1.6.2$Linux_X86_64 LibreOffice_project/10m0$Build-2</meta:generator>
    <meta:document-statistic meta:table-count="1" meta:image-count="0" meta:object-count="0" meta:page-count="9" meta:paragraph-count="269" meta:word-count="792" meta:character-count="7393" meta:non-whitespace-character-count="6555"/>
  </office:meta>
</office:document-meta>
</file>